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2">
      <style:text-properties style:font-name="Courier 10 Pitch" fo:font-weight="normal" style:font-weight-asian="normal" style:font-weight-complex="normal"/>
    </style:style>
    <style:style style:name="P7" style:family="paragraph" style:parent-style-name="Standard" style:list-style-name="L2">
      <style:text-properties style:font-name="Courier 10 Pitch"/>
    </style:style>
    <style:style style:name="P8" style:family="paragraph" style:parent-style-name="Standard" style:list-style-name="L2">
      <style:text-properties style:font-name="Liberation Serif"/>
    </style:style>
    <style:style style:name="T1" style:family="text">
      <style:text-properties fo:font-weight="bold" style:font-weight-asian="bold" style:font-weight-complex="bold"/>
    </style:style>
    <style:style style:name="T2" style:family="text">
      <style:text-properties officeooo:rsid="0018eb81"/>
    </style:style>
    <style:style style:name="T3" style:family="text">
      <style:text-properties officeooo:rsid="001b64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ared Memory<text:span text:style-name="T3">(Figure 6)</text:span></text:p>
      <text:list xml:id="list4344544572" text:style-name="L1">
        <text:list-item>
          <text:p text:style-name="P4">A segment of the data space of a process is shared with another process for communication. </text:p>
        </text:list-item>
        <text:list-item>
          <text:p text:style-name="P4">Processes t<text:span text:style-name="T1">hemselves are responsible</text:span> for synchronization. OS only sees to it that it does not enforce the “one process cannot write into the address space” of others.</text:p>
        </text:list-item>
        <text:list-item>
          <text:p text:style-name="P4">SM is faster than message-passing as there is no copying of messages between processes and no kernel intervention is required to that as in message passing.</text:p>
        </text:list-item>
      </text:list>
      <text:p text:style-name="Standard"/>
      <text:p text:style-name="P2">Typical shared-memory scenario</text:p>
      <text:p text:style-name="P1">Producer consumer problem. Producer produces into an array. Consumer consumes from it. Producer and Consumer must take care not to access the array simultaneously and also not to produce or consume inappropriately.</text:p>
      <text:p text:style-name="Standard"/>
      <text:p text:style-name="P2">Shared memory in unix</text:p>
      <text:list xml:id="list20930703161" text:style-name="L2">
        <text:list-item>
          <text:p text:style-name="P5">Implemented as a XSI <text:span text:style-name="T2">IPC</text:span></text:p>
        </text:list-item>
        <text:list-item>
          <text:p text:style-name="P5">Synchronization between the two processes sharing memory can be done using XSI semaphores or record-locking</text:p>
        </text:list-item>
        <text:list-item>
          <text:p text:style-name="P6">int shmget(key_t key, size_t size, int flag);</text:p>
          <text:list>
            <text:list-item>
              <text:p text:style-name="P5">To create or access a shared-memory region.</text:p>
            </text:list-item>
          </text:list>
        </text:list-item>
        <text:list-item>
          <text:p text:style-name="P7">int shmctl(int shmid, int cmf, struct shmid_ds *buf);</text:p>
          <text:list>
            <text:list-item>
              <text:p text:style-name="P8">To tinker with the attributes of a shared-memory region.</text:p>
            </text:list-item>
          </text:list>
        </text:list-item>
        <text:list-item>
          <text:p text:style-name="P7">void* shmat(int shmid, const void *addr, int flag);</text:p>
          <text:list>
            <text:list-item>
              <text:p text:style-name="P8">Attach to a already existing shared-memory region</text:p>
            </text:list-item>
          </text:list>
        </text:list-item>
        <text:list-item>
          <text:p text:style-name="P7">int shmdt(void *addr);</text:p>
          <text:list>
            <text:list-item>
              <text:p text:style-name="P8">Delete a shared-memory reg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Wingdings 2'"/>
      </text:list-level-style-bullet>
      <text:list-level-style-bullet text:level="2" text:style-name="ListLabel_20_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Wingdings 2'"/>
      </text:list-level-style-bullet>
      <text:list-level-style-bullet text:level="5" text:style-name="ListLabel_20_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Wingdings 2'"/>
      </text:list-level-style-bullet>
      <text:list-level-style-bullet text:level="8" text:style-name="ListLabel_20_2"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1T14:01:57</meta:creation-date>
    <meta:initial-creator>Kempa </meta:initial-creator>
    <dc:creator>Kempa </dc:creator>
    <dc:date>2013-01-21T12:34:02</dc:date>
    <meta:editing-cycles>16</meta:editing-cycles>
    <meta:editing-duration>PT2H56M9S</meta:editing-duration>
    <meta:generator>LibreOffice/3.6$Linux_x86 LibreOffice_project/360m1$Build-2</meta:generator>
    <meta:document-statistic meta:table-count="0" meta:image-count="0" meta:object-count="0" meta:page-count="1" meta:paragraph-count="17" meta:word-count="197" meta:character-count="1193" meta:non-whitespace-character-count="1025"/>
  </office:meta>
</office:document-meta>
</file>